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subsup>
            <mo stretchy="false">ψ</mo>
            <mi>N</mi>
            <mrow>
              <mrow>
                <mo stretchy="false">(</mo>
                <mrow>
                  <mrow>
                    <mi/>
                    <mo stretchy="false">±</mo>
                    <mi/>
                  </mrow>
                </mrow>
                <mo stretchy="false">)</mo>
              </mrow>
            </mrow>
          </msubsup>
        </mrow>
      </mfenced>
      <mrow>
        <mi/>
        <mo stretchy="false">=</mo>
        <mi/>
      </mrow>
      <mrow>
        <munder>
          <mo stretchy="false">∫</mo>
          <mrow>
            <msub>
              <mo stretchy="false">α</mo>
              <mn>1</mn>
            </msub>
            <mo stretchy="false">…</mo>
            <msub>
              <mo stretchy="false">α</mo>
              <mi>N</mi>
            </msub>
          </mrow>
        </munder>
        <mi/>
      </mrow>
      <mfenced open="∣" close="〉">
        <mrow>
          <msub>
            <mo stretchy="false">ϕ</mo>
            <mrow>
              <msub>
                <mo stretchy="false">α</mo>
                <mn>1</mn>
              </msub>
            </mrow>
          </msub>
          <msup>
            <mo stretchy="false">…</mo>
            <mi/>
          </msup>
          <msub>
            <mo stretchy="false">ϕ</mo>
            <mrow>
              <msub>
                <mo stretchy="false">α</mo>
                <mi>N</mi>
              </msub>
            </mrow>
          </msub>
        </mrow>
      </mfenced>
      <mi/>
      <mfenced open="〈" close="〉">
        <mrow>
          <mrow>
            <msub>
              <mo stretchy="false">ϕ</mo>
              <mrow>
                <msub>
                  <mo stretchy="false">α</mo>
                  <mn>1</mn>
                </msub>
              </mrow>
            </msub>
            <mo stretchy="false">…</mo>
            <msub>
              <mo stretchy="false">ϕ</mo>
              <mrow>
                <msub>
                  <mo stretchy="false">α</mo>
                  <mi>N</mi>
                </msub>
              </mrow>
            </msub>
          </mrow>
          <mo stretchy="false">∣</mo>
          <mrow>
            <msubsup>
              <mo stretchy="false">ψ</mo>
              <mi>N</mi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</mrow>
        </mrow>
      </mfenced>
    </mrow>
    <annotation encoding="StarMath 5.0">left lline 
 %ipsi _N ^{(`+-`)} 
right rangle 
~=~ 
int from {%ialpha _1 dotslow %ialpha _N} 
` 
left lline 
 %iphi _{%ialpha _1} dotslow ^` %iphi _{%ialpha _N} 
right rangle 
` 
left langle 
 %iphi _{%ialpha _1} dotslow %iphi _{%ialpha _N} mline 
 %ipsi _N ^{(`+-`)} 
right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58:53.808000000</meta:creation-date>
    <meta:generator>LibreOffice/4.1.4.2$Windows_x86 LibreOffice_project/0a0440ccc0227ad9829de5f46be37cfb6edcf72</meta:generator>
  </office:meta>
</office:document-meta>
</file>